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ield="urn:openoffice:names:experimental:ooxml-odf-interop:xmlns:field: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ns_1="xmlns"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able_20_Contents">
      <style:paragraph-properties>
        <style:tab-stops>
          <style:tab-stop style:position="7.99cm" style:type="center"/>
          <style:tab-stop style:position="16.563cm" style:type="right"/>
        </style:tab-stops>
      </style:paragraph-properties>
    </style:style>
    <style:style style:name="Sect1" style:family="section">
      <style:section-properties fo:background-color="#ccffff" text:dont-balance-text-columns="false"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Users/User[@Id=1]/@FullName" text:name="FirstUser"/>
        <text:user-field-decl office:value-type="string" office:string-value="//Users/User/@LoginName" text:name="UserIds"/>
        <text:user-field-decl office:value-type="string" office:string-value="//Users/User" text:name="AllUsers"/>
        <text:user-field-decl office:value-type="string" office:string-value="@FirstName" text:name="FirstName"/>
        <text:user-field-decl office:value-type="string" office:string-value="@LastName" text:name="LastName"/>
        <text:user-field-decl office:value-type="string" office:string-value="@Telephone" text:name="Telephone"/>
      </text:user-field-decls>
      <text:h text:style-name="Heading_20_1" text:outline-level="1">DOOR Oasis Office Reporting</text:h>
      <text:p text:style-name="Text_20_body"/>
      <text:p text:style-name="Text_20_body">The DOOR concept build on two existing standards:</text:p>
      <text:list text:style-name="L1">
        <text:list-item>
          <text:p text:style-name="P1">OASIS documents</text:p>
        </text:list-item>
        <text:list-item>
          <text:p text:style-name="P1">XSLT templates</text:p>
        </text:list-item>
      </text:list>
      <text:p text:style-name="Text_20_body"/>
      <text:p text:style-name="Text_20_body">A DOOR file is simply an OASIS document where one (or more) of its component XML files is replaced by an XSLT file. The document is processed by extracting the XSLT file, running XML data through that file, and saving the resultant XML back to the document to create a conforming OASIS document.</text:p>
      <text:p text:style-name="Text_20_body"/>
      <text:p text:style-name="Text_20_body">For the purposes of this proof of concept, only ODT/OTT (text) documents are supported, and only the “content.xml” file is generated from a “content.xslt” file.</text:p>
      <text:p text:style-name="Text_20_body"/>
      <text:p text:style-name="Text_20_body">As there are no existing DOOR creation tools, this proof of concept also demonstrates a way to generate a content.xslt file from specially crafted ODT files such as this one.</text:p>
      <text:p text:style-name="Text_20_body"/>
      <text:h text:style-name="Heading_20_2" text:outline-level="2">Incoming Data</text:h>
      <text:p text:style-name="Text_20_body">This document is designed to import data from the users.xml file included with this demonstration. This file follows the schema shown in users.xsd, but the DOOR tools do not currently validate against this at any point in the workflow.</text:p>
      <text:h text:style-name="Heading_20_2" text:outline-level="2">Using an OASIS editor to create a sample DOOR file</text:h>
      <text:p text:style-name="Text_20_body">To craft an OASIS text document that can be converted into a DOOR template using the PoC tools, the following rules apply:</text:p>
      <text:p text:style-name="Text_20_body"/>
      <text:list text:style-name="L2">
        <text:list-item>
          <text:p text:style-name="P2">Any User Variable will be replaced by the contents of the XSLT template matching the value of that variable.</text:p>
        </text:list-item>
        <text:list-item>
          <text:p text:style-name="P2">Any Text Section will be converted into an XSLT template that will match against the name of that section.</text:p>
        </text:list-item>
        <text:list-item>
          <text:p text:style-name="P2">Any paragraphs within a section covered by rule (2) will be converted into spans to prevent nested paragraphs.</text:p>
        </text:list-item>
        <text:list-item>
          <text:p text:style-name="P2">Any other elements will be copied verbatim.</text:p>
        </text:list-item>
      </text:list>
      <text:h text:style-name="Heading_20_2" text:outline-level="2">Examples</text:h>
      <text:p text:style-name="Text_20_body"><text:tab/>If the fields below show 0 you should save the values again.</text:p>
      <text:p text:style-name="Text_20_body"><text:tab/>This field will contain the name of the user with Id=1: Administrator User</text:p>
      <text:p text:style-name="Text_20_body"><text:tab/>This field will contain a list of all user login names: AdministratorswadminCraig.Nicol</text:p>
      <text:p text:style-name="Text_20_body"><text:tab/>This field will be replaced with the section below: <text:span namespace="urn:oasis:names:tc:opendocument:xmlns:text:1.0" text:style-name="Sect1" text:name="User"><table:table table:name="Table1" table:style-name="Table1"><table:table-column table:style-name="Table1.A" table:number-columns-repeated="3"/><table:table-row><table:table-cell table:style-name="Table1.A1" office:value-type="string"><text:span text:style-name="Table_20_Contents"/></table:table-cell><table:table-cell table:style-name="Table1.A1" office:value-type="string"><text:span text:style-name="Table_20_Contents"/></table:table-cell><table:table-cell table:style-name="Table1.C1" office:value-type="string"><text:span text:style-name="Table_20_Contents"/></table:table-cell></table:table-row></table:table><text:span text:style-name="P3"><text:line-break/>Administrator<text:tab/>User<text:tab/>6460</text:span></text:span><text:span namespace="urn:oasis:names:tc:opendocument:xmlns:text:1.0" text:style-name="Sect1" text:name="User"><table:table table:name="Table1" table:style-name="Table1"><table:table-column table:style-name="Table1.A" table:number-columns-repeated="3"/><table:table-row><table:table-cell table:style-name="Table1.A1" office:value-type="string"><text:span text:style-name="Table_20_Contents"/></table:table-cell><table:table-cell table:style-name="Table1.A1" office:value-type="string"><text:span text:style-name="Table_20_Contents"/></table:table-cell><table:table-cell table:style-name="Table1.C1" office:value-type="string"><text:span text:style-name="Table_20_Contents"/></table:table-cell></table:table-row></table:table><text:span text:style-name="P3"><text:line-break/>SWAdmin<text:tab/>User<text:tab/>6460</text:span></text:span><text:span namespace="urn:oasis:names:tc:opendocument:xmlns:text:1.0" text:style-name="Sect1" text:name="User"><table:table table:name="Table1" table:style-name="Table1"><table:table-column table:style-name="Table1.A" table:number-columns-repeated="3"/><table:table-row><table:table-cell table:style-name="Table1.A1" office:value-type="string"><text:span text:style-name="Table_20_Contents"/></table:table-cell><table:table-cell table:style-name="Table1.A1" office:value-type="string"><text:span text:style-name="Table_20_Contents"/></table:table-cell><table:table-cell table:style-name="Table1.C1" office:value-type="string"><text:span text:style-name="Table_20_Contents"/></table:table-cell></table:table-row></table:table><text:span text:style-name="P3"><text:line-break/>Craig<text:tab/>Nicol<text:tab/>6460</text:span></text:span></text:p>
      <text:p text:style-name="Text_20_body"><text:soft-page-break/></text:p>
      <text:h text:style-name="Heading_20_3" text:outline-level="3">Example section</text:h>
      <text:p text:style-name="Text_20_body"><text:tab/>The following section will replace the field above, and will be removed from the final document, I have changed the background colour to make it more noticable:</text:p>
      <text:p text:style-name="Text_20_body"><text:tab/></text:p>
      <text:p text:style-name="Text_20_body"/>
      <text:p text:style-name="Text_20_body">The preceding section will be removed from the final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raig Nicol</meta:initial-creator>
    <meta:creation-date>2008-06-28T18:42:52</meta:creation-date>
    <dc:creator>Craig Nicol</dc:creator>
    <dc:date>2008-07-15T19:40:21</dc:date>
    <meta:editing-cycles>6</meta:editing-cycles>
    <meta:editing-duration>PT2H10M40S</meta:editing-duration>
    <meta:user-defined meta:name="Info 1"/>
    <meta:user-defined meta:name="Info 2"/>
    <meta:user-defined meta:name="Info 3"/>
    <meta:user-defined meta:name="Info 4"/>
    <meta:document-statistic meta:table-count="1" meta:image-count="0" meta:object-count="0" meta:page-count="2" meta:paragraph-count="25" meta:word-count="345" meta:character-count="2005"/>
  </office:meta>
</office:document-meta>
</file>